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/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 </meta:initial-creator>
    <meta:creation-date>2018-03-20T02:07:45.701192490</meta:creation-date>
    <meta:generator>LibreOffice/6.0.2.1.0$Linux_X86_64 LibreOffice_project/00m0$Build-1</meta:generator>
  </office:meta>
</office:document-meta>
</file>